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ckax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 Ir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d coa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bbit Fur Coa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bbit Hid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olf Hid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olf Fur Coa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</table:table>
      <table:table table:name="Building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</table:table>
      <table:table table:name="Obstacl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m ID?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f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en Do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oden Flo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en Wa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neNod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00-00-00</text:date>, <text:time style:data-style-name="N2" text:time-value="11:50:38.6174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2-14T13:04:03.616071100</dc:date>
    <meta:editing-duration>PT1H21M37S</meta:editing-duration>
    <meta:editing-cycles>11</meta:editing-cycles>
    <meta:generator>LibreOffice/25.2.7.2$Windows_X86_64 LibreOffice_project/5cbfd1ab6520636bb5f7b99185aa69bd7456825d</meta:generator>
    <meta:document-statistic meta:table-count="3" meta:cell-count="104" meta:object-count="0"/>
  </office:meta>
</office:document-meta>
</file>